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12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3. Operatoren &amp; Kontrollstrukture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it logischen Operatoren und Vergleichsoperatoren können wir logische Ausdrücke formulieren</text:p>
                <text:p/>
              </text:list-item>
              <text:list-item>
                <text:p>Bezug zur Realität: Wenn die Sonne scheint, ist das Wetter schö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der Programmierung geben logische Ausdrücke logische Werte zurück</text:p>
                <text:p/>
              </text:list-item>
              <text:list-item>
                <text:p>Wir können diese logischen Werte in boolschen Variablen abspeich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:</text:p>
                <text:p/>
              </text:list-item>
              <text:list-item>
                <text:p>Sonne = True</text:p>
              </text:list-item>
              <text:list-item>
                <text:p>Warm = False</text:p>
              </text:list-item>
              <text:list-item>
                <text:p>Gutes_Wetter = Sonne and Warm</text:p>
              </text:list-item>
              <text:list-item>
                <text:p>Gutes_Wetter = Sonne &amp; Wa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:</text:p>
                <text:p/>
              </text:list-item>
              <text:list-item>
                <text:p>BVB_win = True</text:p>
              </text:list-item>
              <text:list-item>
                <text:p>Bayern_loose = False</text:p>
              </text:list-item>
              <text:list-item>
                <text:p><text:span text:style-name="T1">Guter_Spieltag = BVB_win or </text:span>Bayern_loose</text:p>
              </text:list-item>
              <text:list-item>
                <text:p><text:span text:style-name="T1">Guter_Spieltag = BVB_win | </text:span>Bayern_loose</text:p>
                <text:p>#Guter_Spieltag ist Tr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en</text:p>
          </draw:text-box>
        </draw:frame>
        <draw:frame presentation:style-name="pr5" draw:layer="layout" svg:width="24cm" svg:height="12.18cm" svg:x="2.2cm" svg:y="5.8cm" presentation:class="outline" presentation:user-transformed="true">
          <draw:text-box>
            <text:list text:style-name="L3">
              <text:list-item>
                <text:p>Beispiel:</text:p>
                <text:p/>
              </text:list-item>
              <text:list-item>
                <text:p>Auto_heile = True</text:p>
              </text:list-item>
              <text:list-item>
                <text:p>Werkstatt_noetig = not Auto_he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en</text:p>
          </draw:text-box>
        </draw:frame>
        <draw:frame presentation:style-name="pr5" draw:layer="layout" svg:width="24cm" svg:height="12.18cm" svg:x="2.2cm" svg:y="5.8cm" presentation:class="outline" presentation:user-transformed="true">
          <draw:text-box>
            <text:list text:style-name="L3">
              <text:list-item>
                <text:p>Geht auch mit Zahlen:</text:p>
                <text:p/>
                <text:p>a = 8</text:p>
                <text:p>b = 3</text:p>
                <text:p>c = a &lt; b</text:p>
                <text:p>#c ist Fa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en</text:p>
          </draw:text-box>
        </draw:frame>
        <draw:frame presentation:style-name="pr5" draw:layer="layout" svg:width="24cm" svg:height="12.18cm" svg:x="2.2cm" svg:y="5.8cm" presentation:class="outline" presentation:user-transformed="true">
          <draw:text-box>
            <text:list text:style-name="L3">
              <text:list-item>
                <text:p>Geht auch mit Zahlen:</text:p>
                <text:p/>
                <text:p>a = 4</text:p>
                <text:p>b = 4</text:p>
                <text:p>c = a == b</text:p>
                <text:p>#c ist Tr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en</text:p>
          </draw:text-box>
        </draw:frame>
        <draw:frame draw:style-name="standard" draw:layer="layout" svg:width="23.999cm" svg:height="6.803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3">Vergleichsoperator</text:p>
              </table:table-cell>
              <table:table-cell>
                <text:p text:style-name="P3">Ausgedrückt</text:p>
              </table:table-cell>
            </table:table-row>
            <table:table-row table:style-name="ro1" table:default-cell-style-name="gray2">
              <table:table-cell>
                <text:p text:style-name="P3">==</text:p>
              </table:table-cell>
              <table:table-cell>
                <text:p text:style-name="P3">Gleich</text:p>
              </table:table-cell>
            </table:table-row>
            <table:table-row table:style-name="ro1" table:default-cell-style-name="gray1">
              <table:table-cell>
                <text:p text:style-name="P3">!=</text:p>
              </table:table-cell>
              <table:table-cell>
                <text:p text:style-name="P3">Ungleich</text:p>
              </table:table-cell>
            </table:table-row>
            <table:table-row table:style-name="ro1" table:default-cell-style-name="gray2">
              <table:table-cell>
                <text:p text:style-name="P3">&lt;</text:p>
              </table:table-cell>
              <table:table-cell>
                <text:p text:style-name="P3">Kleiner</text:p>
              </table:table-cell>
            </table:table-row>
            <table:table-row table:style-name="ro1" table:default-cell-style-name="gray1">
              <table:table-cell>
                <text:p text:style-name="P3">&lt;=</text:p>
              </table:table-cell>
              <table:table-cell>
                <text:p text:style-name="P3">Kleiner oder gleich</text:p>
              </table:table-cell>
            </table:table-row>
            <table:table-row table:style-name="ro1" table:default-cell-style-name="gray2">
              <table:table-cell>
                <text:p text:style-name="P3">&gt;</text:p>
              </table:table-cell>
              <table:table-cell>
                <text:p text:style-name="P3">Größer</text:p>
              </table:table-cell>
            </table:table-row>
            <table:table-row table:style-name="ro1" table:default-cell-style-name="gray1">
              <table:table-cell>
                <text:p text:style-name="P3">&gt;=</text:p>
              </table:table-cell>
              <table:table-cell>
                <text:p text:style-name="P3">Größer oder glei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en</text:p>
          </draw:text-box>
        </draw:frame>
        <draw:frame draw:style-name="standard" draw:layer="layout" svg:width="23.999cm" svg:height="5.831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3">Logische Operatoren</text:p>
              </table:table-cell>
              <table:table-cell>
                <text:p text:style-name="P3">Ausgedrückt</text:p>
              </table:table-cell>
            </table:table-row>
            <table:table-row table:style-name="ro1" table:default-cell-style-name="gray2">
              <table:table-cell>
                <text:p text:style-name="P3">and</text:p>
              </table:table-cell>
              <table:table-cell>
                <text:p text:style-name="P3">Und</text:p>
              </table:table-cell>
            </table:table-row>
            <table:table-row table:style-name="ro1" table:default-cell-style-name="gray1">
              <table:table-cell>
                <text:p text:style-name="P3">&amp;</text:p>
              </table:table-cell>
              <table:table-cell>
                <text:p text:style-name="P3">Und</text:p>
              </table:table-cell>
            </table:table-row>
            <table:table-row table:style-name="ro1" table:default-cell-style-name="gray2">
              <table:table-cell>
                <text:p text:style-name="P3">or</text:p>
              </table:table-cell>
              <table:table-cell>
                <text:p text:style-name="P3">Oder</text:p>
              </table:table-cell>
            </table:table-row>
            <table:table-row table:style-name="ro1" table:default-cell-style-name="gray1">
              <table:table-cell>
                <text:p text:style-name="P3">|</text:p>
              </table:table-cell>
              <table:table-cell>
                <text:p text:style-name="P3">Oder</text:p>
              </table:table-cell>
            </table:table-row>
            <table:table-row table:style-name="ro1" table:default-cell-style-name="gray2">
              <table:table-cell>
                <text:p text:style-name="P3">not</text:p>
              </table:table-cell>
              <table:table-cell>
                <text:p text:style-name="P3">Nich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ontrollstruktur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ir wollen bestimmte Ereignisse mit bestimmtem Verhalten reagieren</text:p>
                <text:p/>
              </text:list-item>
              <text:list-item>
                <text:p>Beispiel:</text:p>
                <text:p/>
              </text:list-item>
              <text:list-item>
                <text:p>Wenn es regnet, nehmen wir einen Schirm mit nach drauß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trollstruktur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der Programmierung wollen wir manchmal Code nur dann ausführen, wenn bestimmte Bedingungen erfüllt sein</text:p>
                <text:p/>
              </text:list-item>
              <text:list-item>
                <text:p>Beispiel:</text:p>
                <text:p/>
              </text:list-item>
              <text:list-item>
                <text:p>Wenn Nenner nicht 0 ist, teile Zahl durch Nen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trollstruktur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as Schlüsselwort in der Programmierung dafür heißt „if“</text:p>
                <text:p/>
              </text:list-item>
              <text:list-item>
                <text:p>Aufbau:</text:p>
                <text:p/>
              </text:list-item>
              <text:list-item>
                <text:p>if Bedingung:</text:p>
                <text:list>
                  <text:list-header>
                    <text:p>#Irgendein Code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trollstruktur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e Bedingung ist ein boolscher Wert (Wahrheitswert)</text:p>
                <text:p/>
              </text:list-item>
              <text:list-item>
                <text:p>Beispiel:</text:p>
                <text:p/>
                <text:p>Stimmt = True</text:p>
                <text:p>if Stimmt:</text:p>
                <text:list>
                  <text:list-header>
                    <text:p>#Irgendein Code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trollstruktur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eispiel:</text:p>
                <text:p/>
                <text:p>Stimmt = False</text:p>
                <text:p>if Stimmt:</text:p>
                <text:list>
                  <text:list-header>
                    <text:p>#Irgendein Code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trollstruktur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s geht aber auch so:</text:p>
                <text:p/>
                <text:p>Zahl = 4</text:p>
                <text:p>if Zahl &lt; 4:</text:p>
                <text:list>
                  <text:list-header>
                    <text:p>#Irgendein Code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trollstruktur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s geht aber auch so:</text:p>
                <text:p/>
                <text:p>Zahl = 4</text:p>
                <text:p>if Zahl &lt; 4:</text:p>
                <text:list>
                  <text:list-header>
                    <text:p>#Irgendein Code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trollstruktur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ir können auch auf mehr als ein Ereignis auf einmal reagieren</text:p>
                <text:p/>
              </text:list-item>
              <text:list-item>
                <text:p>Das Schlüsselwort heißt „elif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trollstruktur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Zahl1 = 2</text:p>
                <text:p>Zahl2 = 3</text:p>
                <text:p>if Zahl1 &gt; Zahl2:</text:p>
                <text:list>
                  <text:list-header>
                    <text:p>print( str( Zahl1 ) )</text:p>
                  </text:list-header>
                </text:list>
                <text:p>elif Zahl1 &lt; Zahl2:</text:p>
                <text:list>
                  <text:list-header>
                    <text:p>print( str( Zahl2 ) )</text:p>
                  </text:list-header>
                </text:list>
                <text:p>else:</text:p>
                <text:list>
                  <text:list-header>
                    <text:p>print( „Zahlen sind gleichgross“ )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45M51S</meta:editing-duration>
    <meta:editing-cycles>9</meta:editing-cycles>
    <meta:generator>LibreOffice/6.0.7.3$Linux_X86_64 LibreOffice_project/00m0$Build-3</meta:generator>
    <dc:title>Impress</dc:title>
    <dc:date>2019-01-21T13:06:50.121368317</dc:date>
    <meta:document-statistic meta:object-count="110"/>
  </office:meta>
</office:document-meta>
</file>